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88ceb"/>
    </style:style>
    <style:style style:name="T4"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2">,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3">Europeans willing to engage in agriculture and home manufacturing to emigrate, and discuraged those with dreams of English-like industrialization.</text:span><text:span text:style-name="T3"><text:note text:id="ftn0"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1"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4">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4"><text:note text:id="ftn2"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2"> in August 1764: “Some beautiful samples of the cotton manufactures, now carried on at Philadelphia, have been lately imported and greatly adm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09T09:41:23.244744118</dc:date>
    <dc:creator>Guillermo Lengemann</dc:creator>
    <meta:editing-duration>P0D</meta:editing-duration>
    <meta:editing-cycles>3</meta:editing-cycles>
    <meta:generator>LibreOffice/4.2.6.2$Linux_X86_64 LibreOffice_project/420m0$Build-2</meta:generator>
    <meta:document-statistic meta:table-count="0" meta:image-count="0" meta:object-count="0" meta:page-count="2" meta:paragraph-count="9" meta:word-count="749" meta:character-count="4958" meta:non-whitespace-character-count="4218"/>
  </office:meta>
</office:document-meta>
</file>